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00000012CBDC4CEC89B093D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Arrow" draw:marker-start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ed1c24" draw:textarea-horizontal-align="justify" draw:textarea-vertical-align="middle" draw:auto-grow-height="false" fo:min-height="1.528cm" fo:min-width="2.04cm"/>
    </style:style>
    <style:style style:name="gr7" style:family="graphic" style:parent-style-name="standard">
      <style:graphic-properties draw:fill-color="#ed1c24" draw:textarea-horizontal-align="justify" draw:textarea-vertical-align="middle" draw:auto-grow-height="false" fo:min-height="1.274cm" fo:min-width="1.278cm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2.544cm" fo:min-width="1.278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ed1c2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9.652cm" svg:y1="6.096cm" svg:x2="14.732cm" svg:y2="6.096cm">
          <text:p/>
        </draw:line>
        <draw:line draw:style-name="gr1" draw:text-style-name="P1" draw:layer="layout" svg:x1="14.732cm" svg:y1="1.016cm" svg:x2="14.732cm" svg:y2="6.096cm">
          <text:p/>
        </draw:line>
        <draw:line draw:style-name="gr1" draw:text-style-name="P1" draw:layer="layout" svg:x1="11.684cm" svg:y1="2.286cm" svg:x2="14.732cm" svg:y2="6.096cm">
          <text:p/>
        </draw:line>
        <draw:frame draw:style-name="gr2" draw:text-style-name="P2" draw:layer="layout" svg:width="0.82cm" svg:height="0.962cm" svg:x="10.16cm" svg:y="6.35cm">
          <draw:text-box>
            <text:p>x</text:p>
          </draw:text-box>
        </draw:frame>
        <draw:frame draw:style-name="gr3" draw:text-style-name="P2" draw:layer="layout" svg:width="0.82cm" svg:height="1.216cm" svg:x="16.002cm" svg:y="1.27cm">
          <draw:text-box>
            <text:p>y</text:p>
          </draw:text-box>
        </draw:frame>
        <draw:frame draw:style-name="gr2" draw:text-style-name="P2" draw:layer="layout" svg:width="0.82cm" svg:height="0.962cm" svg:x="10.922cm" svg:y="2.54cm">
          <draw:text-box>
            <text:p>z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5" draw:text-style-name="P1" draw:layer="layout" svg:width="29.02cm" svg:height="16.004cm" svg:x="-0.254cm" svg:y="-7.622cm">
          <draw:image xlink:href="Pictures/10000201000002200000012CBDC4CEC89B093D01.png" xlink:type="simple" xlink:show="embed" xlink:actuate="onLoad">
            <text:p/>
          </draw:image>
        </draw:frame>
        <draw:custom-shape draw:style-name="gr6" draw:text-style-name="P4" draw:layer="layout" svg:width="2.54cm" svg:height="1.778cm" svg:x="16.002cm" svg:y="-6.858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956.8617160850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4" draw:layer="layout" svg:width="1.778cm" svg:height="1.524cm" svg:x="16.51cm" svg:y="6.858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956.8617160850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4" draw:layer="layout" svg:width="1.778cm" svg:height="2.794cm" svg:x="14.224cm" svg:y="-1.016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mirror-vertical="true" draw:type="cube" draw:modifiers="5956.8617160850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3T17:31:13.923421509</meta:creation-date>
    <dc:date>2020-11-13T21:13:04.465953566</dc:date>
    <meta:editing-duration>PT48M7S</meta:editing-duration>
    <meta:editing-cycles>1</meta:editing-cycles>
    <meta:document-statistic meta:object-count="35"/>
    <meta:generator>LibreOffice/6.0.7.3$Linux_X86_64 LibreOffice_project/00m0$Build-3</meta:generator>
  </office:meta>
</office:document-meta>
</file>